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Modelo de Aprendizaje Sociocultural de Lev Vygotsky es una teoría del desarrollo cognitivo que pone un fuerte énfasis en el papel de la interacción social y la cultura en el proceso de aprendizaje. Vygotsky, un psicólogo y pedagogo ruso del siglo XX, desarrolló esta teoría que se centra en cómo las influencias sociales y culturales influyen en el desarrollo de habilidades cognitivas en los individuos, especialmente en la infancia.</text:p>
      <text:p text:style-name="Text_20_body">Algunos conceptos clave del Modelo de Aprendizaje Sociocultural de Vygotsky incluyen:</text:p>
      <text:list text:style-name="L1">
        <text:list-item>
          <text:p text:style-name="P1"><text:span text:style-name="Strong_20_Emphasis">Zona de Desarrollo Próximo (ZDP)</text:span>: Vygotsky introdujo el concepto de la Zona de Desarrollo Próximo, que se refiere a la diferencia entre lo que un niño puede hacer de manera independiente y lo que puede hacer con la ayuda de un adulto o un compañero más competente. Vygotsky argumentó que el aprendizaje efectivo ocurre cuando los niños están trabajando en su ZDP con la guía de un instructor o compañero experto.</text:p>
        </text:list-item>
        <text:list-item>
          <text:p text:style-name="P1"><text:span text:style-name="Strong_20_Emphasis">Andamiaje (Scaffolding)</text:span>: El andamiaje es el proceso en el que un adulto o un compañero más competente brinda apoyo y orientación al niño mientras se enfrenta a una tarea o concepto nuevo. A medida que el niño adquiere habilidades y conocimientos, el andamiaje se ajusta gradualmente para permitir que el niño asuma un mayor grado de autonomía.</text:p>
        </text:list-item>
        <text:list-item>
          <text:p text:style-name="P1"><text:span text:style-name="Strong_20_Emphasis">Mediación</text:span>: Vygotsky argumentó que la mediación social es esencial para el aprendizaje. La mediación se refiere a la forma en que las personas utilizan herramientas culturales, como el lenguaje, las representaciones gráficas y otros símbolos, para comunicar conocimientos y ayudar en la resolución de problemas.</text:p>
        </text:list-item>
        <text:list-item>
          <text:p text:style-name="P1"><text:span text:style-name="Strong_20_Emphasis">Herramientas Culturales</text:span>: Vygotsky creía que el aprendizaje se produce en el contexto de herramientas culturales, que incluyen el lenguaje, la escritura, las tecnologías y otros artefactos culturales. Estas herramientas son esenciales para la transmisión de la cultura y el conocimiento de una generación a otra.</text:p>
        </text:list-item>
        <text:list-item>
          <text:p text:style-name="P1"><text:span text:style-name="Strong_20_Emphasis">Internalización</text:span>: Vygotsky sostenía que a medida que los niños interactúan socialmente y utilizan herramientas culturales, internalizan gradualmente ese conocimiento y esas habilidades, lo que significa que se convierten en parte de su pensamiento y comportamiento autónomo.</text:p>
        </text:list-item>
      </text:list>
      <text:p text:style-name="Text_20_body">En resumen, el Modelo de Aprendizaje Sociocultural de Vygotsky destaca la importancia de la interacción social y la cultura en el proceso de aprendizaje y desarrollo cognitivo. Vygotsky argumentaba que el aprendizaje es un proceso activo que se produce en un contexto social y cultural, y que el papel de los adultos y compañeros más competentes es esencial para guiar a los niños a través de su Zona de Desarrollo Próximo y facilitar el desarrollo de habilidades y conocimientos más avanzados. Esta teoría ha tenido una influencia significativa en la educación y la psicología del desarrollo, y su énfasis en la importancia de la interacción social y la enseñanza guiada ha influido en enfoques educativos como el aprendizaje colaborativo y el constructivism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1:24:24.692116806</meta:creation-date>
    <dc:date>2023-10-23T11:24:38.017026391</dc:date>
    <meta:editing-duration>PT14S</meta:editing-duration>
    <meta:editing-cycles>1</meta:editing-cycles>
    <meta:document-statistic meta:table-count="0" meta:image-count="0" meta:object-count="0" meta:page-count="1" meta:paragraph-count="8" meta:word-count="462" meta:character-count="2942" meta:non-whitespace-character-count="2493"/>
    <meta:generator>LibreOffice/7.6.2.1$Linux_X86_64 LibreOffice_project/60$Build-1</meta:generator>
  </office:meta>
</office:document-meta>
</file>